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4181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queretaro_covid_data_process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ew Cases</text:p>
          </table:table-cell>
          <table:table-cell office:value-type="string" calcext:value-type="string">
            <text:p>New Deaths</text:p>
          </table:table-cell>
          <table:table-cell office:value-type="string" calcext:value-type="string">
            <text:p>New Hospitalizations</text:p>
          </table:table-cell>
          <table:table-cell office:value-type="string" calcext:value-type="string">
            <text:p>Est. Net Cases</text:p>
          </table:table-cell>
          <table:table-cell office:value-type="string" calcext:value-type="string">
            <text:p>Est. Net Hospitalizations</text:p>
          </table:table-cell>
          <table:table-cell office:value-type="string" calcext:value-type="string">
            <text:p>Est. Newly Recovered</text:p>
          </table:table-cell>
          <table:table-cell office:value-type="string" calcext:value-type="string">
            <text:p>Est. Current Cases</text:p>
          </table:table-cell>
        </table:table-row>
        <table:table-row table:style-name="ro1">
          <table:table-cell office:value-type="string" calcext:value-type="string">
            <text:p>2020-02-10 0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1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]+[.E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]+[.E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3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4]+[.E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4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5]+[.E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6]+[.E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7]+[.E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7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8]+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8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9]+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1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0]+[.E1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0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1]+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1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2]+[.E1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3]+[.E1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3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4]+[.E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4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5]+[.E1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6]+[.E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7]+[.E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7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8]+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8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9]+[.E2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2-2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0]+[.E2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1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1]+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2]+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3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3]+[.E2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4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4]+[.E2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5]+[.E2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6]+[.E2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7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7]+[.E2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8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8]+[.E2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0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9]+[.E3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10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0]+[.E3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0-03-11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1]+[.E32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12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2]+[.E33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13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3]+[.E34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0-03-14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4]+[.E3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1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5]+[.E36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1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6]+[.E37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17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7]+[.E3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0-03-18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8]+[.E39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19 00:00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9]+[.E4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20-03-20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40]+[.E4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20-03-21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1]+[.E42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42]+[.E4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0-03-23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3]+[.E44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20-03-24 00:0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44]+[.E45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0-03-25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5]+[.E46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0-03-26 0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46]+[.E4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0-03-27 00:0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H47]+[.E48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20-03-28 00:00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H48]+[.E49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20-03-29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9]+[.E50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0-03-30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0]+[.E51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0-03-31 00:0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51]+[.E52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0-04-01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52]+[.E53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2 00:0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53]+[.E54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0-04-03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54]+[.E55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4 00:00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5]+[.E56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56]+[.E57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0-04-06 00:0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57]+[.E58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20-04-07 00:00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58]+[.E59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0-04-08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H59]+[.E60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20-04-09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60]+[.E61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0-04-10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61]+[.E62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20-04-11 00:00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62]+[.E63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20-04-12 00:00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63]+[.E64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20-04-13 00:00: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64]+[.E65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0-04-14 00:00: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H65]+[.E66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0-04-15 00:00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H66]+[.E67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0-04-16 00:0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67]+[.E68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0-04-17 00:00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68]+[.E69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0-04-18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H69]+[.E70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20-04-19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0]+[.E71]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20-04-20 00:00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H71]+[.E72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0-04-21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H72]+[.E73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20-04-22 00:0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H73]+[.E74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0-04-23 00:00: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74]+[.E75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20-04-24 00:00: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H75]+[.E76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0-04-25 00:00: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[.H76]+[.E77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20-04-26 00:00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77]+[.E78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20-04-27 00:00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H78]+[.E79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20-04-28 00:00: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formula="of:=[.H79]+[.E80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20-04-29 00:00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80]+[.E8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20-04-30 00:00: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formula="of:=[.H81]+[.E82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20-05-01 00:00: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82]+[.E83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20-05-02 00:00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83]+[.E84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20-05-03 00:00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84]+[.E85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20-05-04 00:00: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H85]+[.E86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20-05-05 00:00: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86]+[.E87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20-05-06 00:00: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H87]+[.E88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20-05-07 00:00: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H88]+[.E89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20-05-08 00:00: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H89]+[.E90]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20-05-09 00:00: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90]+[.E91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0-05-10 00:00: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91]+[.E92]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20-05-11 00:00:0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H92]+[.E93]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2020-05-12 00:00:0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H93]+[.E94]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20-05-13 00:00: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H94]+[.E95]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2020-05-14 00:00: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H95]+[.E96]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20-05-15 00:00:0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H96]+[.E97]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2020-05-16 00:00:0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H97]+[.E98]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2020-05-17 00:00:0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[.H98]+[.E99]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2020-05-18 00:00: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H99]+[.E100]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20-05-19 00:00:0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H100]+[.E101]"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2020-05-20 00:00:0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H101]+[.E102]"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2020-05-21 00:00:0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[.H102]+[.E103]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20-05-22 00:00: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H103]+[.E104]"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2020-05-23 00:00: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H104]+[.E105]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20-05-24 00:00: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table:formula="of:=[.H105]+[.E106]"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2020-05-25 00:00:0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H106]+[.E107]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2020-05-26 00:00:0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table:formula="of:=[.H107]+[.E108]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2020-05-27 00:00:0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H108]+[.E109]"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2020-05-28 00:00:0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5" calcext:value-type="float">
            <text:p>35</text:p>
          </table:table-cell>
          <table:table-cell table:formula="of:=[.H109]+[.E110]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2020-05-29 00:00:0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[.H110]+[.E111]"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2020-05-30 00:00: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H111]+[.E112]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2020-05-31 00:00: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H112]+[.E113]"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2020-06-01 00:00:0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table:formula="of:=[.H113]+[.E114]"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2020-06-02 00:00: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[.H114]+[.E115]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2020-06-03 00:00:0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H115]+[.E116]" office:value-type="float" office:value="464" calcext:value-type="float">
            <text:p>464</text:p>
          </table:table-cell>
        </table:table-row>
        <table:table-row table:style-name="ro1">
          <table:table-cell office:value-type="string" calcext:value-type="string">
            <text:p>2020-06-04 00:00:0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H116]+[.E117]"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2020-06-05 00:00:0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H117]+[.E118]"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2020-06-06 00:00: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118]+[.E119]"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20-06-07 00:00:0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H119]+[.E120]"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020-06-08 00:00:0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formula="of:=[.H120]+[.E121]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2020-06-09 00:00:0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H121]+[.E122]"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2020-06-10 00:00:0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H122]+[.E123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20-06-11 00:00:0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H123]+[.E124]"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2020-06-12 00:00:0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formula="of:=[.H124]+[.E125]"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2020-06-13 00:00: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table:formula="of:=[.H125]+[.E126]"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2020-06-14 00:00: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H126]+[.E127]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2020-06-15 00:00:0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[.H127]+[.E128]"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20-06-16 00:00:0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40" calcext:value-type="float">
            <text:p>40</text:p>
          </table:table-cell>
          <table:table-cell table:formula="of:=[.H128]+[.E129]"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2020-06-17 00:00:0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H129]+[.E130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020-06-18 00:00: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H130]+[.E131]"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2020-06-19 00:00:0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table:formula="of:=[.H131]+[.E132]"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2020-06-20 00:00: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table:formula="of:=[.H132]+[.E133]"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2020-06-21 00:00: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  <table:table-cell table:formula="of:=[.H133]+[.E134]"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2020-06-22 00:00:0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[.H134]+[.E135]"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2020-06-23 00:00: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37" calcext:value-type="float">
            <text:p>37</text:p>
          </table:table-cell>
          <table:table-cell table:formula="of:=[.H135]+[.E136]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2020-06-24 00:00:0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31" calcext:value-type="float">
            <text:p>31</text:p>
          </table:table-cell>
          <table:table-cell table:formula="of:=[.H136]+[.E137]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20-06-25 00:00:0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137]+[.E138]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2020-06-26 00:00:0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table:formula="of:=[.H138]+[.E139]"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2020-06-27 00:00:0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table:formula="of:=[.H139]+[.E140]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2020-06-28 00:00:0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H140]+[.E141]"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2020-06-29 00:00:0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formula="of:=[.H141]+[.E142]"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2020-06-30 00:00:0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[.H142]+[.E143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2020-07-01 00:00:0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[.H143]+[.E144]"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2020-07-02 00:00: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H144]+[.E145]"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2020-07-03 00:00:0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H145]+[.E146]"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2020-07-04 00:00:0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table:formula="of:=[.H146]+[.E147]" office:value-type="float" office:value="548" calcext:value-type="float">
            <text:p>548</text:p>
          </table:table-cell>
        </table:table-row>
        <table:table-row table:style-name="ro1">
          <table:table-cell office:value-type="string" calcext:value-type="string">
            <text:p>2020-07-05 00:00: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H147]+[.E148]"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2020-07-06 00:00:0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45" calcext:value-type="float">
            <text:p>45</text:p>
          </table:table-cell>
          <table:table-cell table:formula="of:=[.H148]+[.E149]"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2020-07-07 00:00:0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[.H149]+[.E150]"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2020-07-08 00:00: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H150]+[.E151]" office:value-type="float" office:value="612" calcext:value-type="float">
            <text:p>612</text:p>
          </table:table-cell>
        </table:table-row>
        <table:table-row table:style-name="ro1">
          <table:table-cell office:value-type="string" calcext:value-type="string">
            <text:p>2020-07-09 00:00:0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H151]+[.E152]"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2020-07-10 00:00:0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H152]+[.E153]"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2020-07-11 00:00: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H153]+[.E154]"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2020-07-12 00:00:0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H154]+[.E155]"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2020-07-13 00:00:0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H155]+[.E156]" office:value-type="float" office:value="714" calcext:value-type="float">
            <text:p>714</text:p>
          </table:table-cell>
        </table:table-row>
        <table:table-row table:style-name="ro1">
          <table:table-cell office:value-type="string" calcext:value-type="string">
            <text:p>2020-07-14 00:00:0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36" calcext:value-type="float">
            <text:p>36</text:p>
          </table:table-cell>
          <table:table-cell table:formula="of:=[.H156]+[.E157]"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2020-07-15 00:00:0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[.H157]+[.E158]"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2020-07-16 00:00:0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7" calcext:value-type="float">
            <text:p>57</text:p>
          </table:table-cell>
          <table:table-cell table:formula="of:=[.H158]+[.E159]"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2020-07-17 00:00: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H159]+[.E160]"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2020-07-18 00:00:0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H160]+[.E161]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2020-07-19 00:00: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formula="of:=[.H161]+[.E162]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2020-07-20 00:00:0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[.H162]+[.E163]"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2020-07-21 00:00:0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formula="of:=[.H163]+[.E164]"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2020-07-22 00:00:0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[.H164]+[.E165]"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20-07-23 00:00:0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H165]+[.E166]"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20-07-24 00:00:0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H166]+[.E167]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20-07-25 00:00:0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H167]+[.E168]"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2020-07-26 00:00:0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table:formula="of:=[.H168]+[.E169]" office:value-type="float" office:value="894" calcext:value-type="float">
            <text:p>894</text:p>
          </table:table-cell>
        </table:table-row>
        <table:table-row table:style-name="ro1">
          <table:table-cell office:value-type="string" calcext:value-type="string">
            <text:p>2020-07-27 00:00: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formula="of:=[.H169]+[.E170]"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20-07-28 00:00:0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formula="of:=[.H170]+[.E171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2020-07-29 00:00:0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formula="of:=[.H171]+[.E172]"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2020-07-30 00:00:0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table:formula="of:=[.H172]+[.E173]"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2020-07-31 00:00:0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76" calcext:value-type="float">
            <text:p>76</text:p>
          </table:table-cell>
          <table:table-cell table:formula="of:=[.H173]+[.E174]"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2020-08-01 00:00:0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  <table:table-cell table:formula="of:=[.H174]+[.E175]"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2020-08-02 00:00:0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formula="of:=[.H175]+[.E176]"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2020-08-03 00:00:0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formula="of:=[.H176]+[.E177]"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2020-08-04 00:00:0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[.H177]+[.E178]"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2020-08-05 00:00:0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68" calcext:value-type="float">
            <text:p>68</text:p>
          </table:table-cell>
          <table:table-cell table:formula="of:=[.H178]+[.E179]"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2020-08-06 00:00: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[.H179]+[.E180]"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2020-08-07 00:00:0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180]+[.E181]"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2020-08-08 00:00:0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 office:value-type="float" office:value="42" calcext:value-type="float">
            <text:p>42</text:p>
          </table:table-cell>
          <table:table-cell table:formula="of:=[.H181]+[.E182]"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2020-08-09 00:00:0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33" calcext:value-type="float">
            <text:p>33</text:p>
          </table:table-cell>
          <table:table-cell table:formula="of:=[.H182]+[.E183]"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2020-08-10 00:00:0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[.H183]+[.E184]"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2020-08-11 00:00:0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[.H184]+[.E185]"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2020-08-12 00:00:0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H185]+[.E186]"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2020-08-13 00:00:0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H186]+[.E187]"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2020-08-14 00:00:0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[.H187]+[.E188]"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2020-08-15 00:00:0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H188]+[.E189]"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2020-08-16 00:00:0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H189]+[.E190]"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2020-08-17 00:00:0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formula="of:=[.H190]+[.E191]"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2020-08-18 00:00:0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H191]+[.E192]"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2020-08-19 00:00:0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formula="of:=[.H192]+[.E193]" office:value-type="float" office:value="1144" calcext:value-type="float">
            <text:p>1144</text:p>
          </table:table-cell>
        </table:table-row>
        <table:table-row table:style-name="ro1">
          <table:table-cell office:value-type="string" calcext:value-type="string">
            <text:p>2020-08-20 00:00:0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[.H193]+[.E194]"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2020-08-21 00:00: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74" calcext:value-type="float">
            <text:p>74</text:p>
          </table:table-cell>
          <table:table-cell table:formula="of:=[.H194]+[.E195]"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2020-08-22 00:00:0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39" calcext:value-type="float">
            <text:p>39</text:p>
          </table:table-cell>
          <table:table-cell table:formula="of:=[.H195]+[.E196]"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2020-08-23 00:00: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table:formula="of:=[.H196]+[.E197]"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2020-08-24 00:00:0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formula="of:=[.H197]+[.E198]"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2020-08-25 00:00:00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[.H198]+[.E199]"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2020-08-26 00:00:00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formula="of:=[.H199]+[.E200]" office:value-type="float" office:value="1243" calcext:value-type="float">
            <text:p>1243</text:p>
          </table:table-cell>
        </table:table-row>
        <table:table-row table:style-name="ro1">
          <table:table-cell office:value-type="string" calcext:value-type="string">
            <text:p>2020-08-27 00:00:0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formula="of:=[.H200]+[.E201]"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2020-08-28 00:00:0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5" calcext:value-type="float">
            <text:p>95</text:p>
          </table:table-cell>
          <table:table-cell table:formula="of:=[.H201]+[.E202]" office:value-type="float" office:value="1278" calcext:value-type="float">
            <text:p>1278</text:p>
          </table:table-cell>
        </table:table-row>
        <table:table-row table:style-name="ro1">
          <table:table-cell office:value-type="string" calcext:value-type="string">
            <text:p>2020-08-29 00:00:0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54" calcext:value-type="float">
            <text:p>54</text:p>
          </table:table-cell>
          <table:table-cell table:formula="of:=[.H202]+[.E203]"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2020-08-30 00:00: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49" calcext:value-type="float">
            <text:p>49</text:p>
          </table:table-cell>
          <table:table-cell table:formula="of:=[.H203]+[.E204]"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2020-08-31 00:00:00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89" calcext:value-type="float">
            <text:p>89</text:p>
          </table:table-cell>
          <table:table-cell table:formula="of:=[.H204]+[.E205]"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2020-09-01 00:00:00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formula="of:=[.H205]+[.E206]"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2020-09-02 00:00:0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formula="of:=[.H206]+[.E207]"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2020-09-03 00:00:00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4" calcext:value-type="float">
            <text:p>84</text:p>
          </table:table-cell>
          <table:table-cell table:formula="of:=[.H207]+[.E208]"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2020-09-04 00:00:00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[.H208]+[.E209]"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2020-09-05 00:00:0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H209]+[.E210]"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2020-09-06 00:00:0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[.H210]+[.E211]"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2020-09-07 00:00:00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27" calcext:value-type="float">
            <text:p>127</text:p>
          </table:table-cell>
          <table:table-cell table:formula="of:=[.H211]+[.E212]" office:value-type="float" office:value="1434" calcext:value-type="float">
            <text:p>1434</text:p>
          </table:table-cell>
        </table:table-row>
        <table:table-row table:style-name="ro1">
          <table:table-cell office:value-type="string" calcext:value-type="string">
            <text:p>2020-09-08 00:00:00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H212]+[.E213]"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2020-09-09 00:00:00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5" calcext:value-type="float">
            <text:p>-5</text:p>
          </table:table-cell>
          <table:table-cell office:value-type="float" office:value="126" calcext:value-type="float">
            <text:p>126</text:p>
          </table:table-cell>
          <table:table-cell table:formula="of:=[.H213]+[.E214]"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2020-09-10 00:00: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42" calcext:value-type="float">
            <text:p>-42</text:p>
          </table:table-cell>
          <table:table-cell office:value-type="float" office:value="-15" calcext:value-type="float">
            <text:p>-15</text:p>
          </table:table-cell>
          <table:table-cell office:value-type="float" office:value="98" calcext:value-type="float">
            <text:p>98</text:p>
          </table:table-cell>
          <table:table-cell table:formula="of:=[.H214]+[.E215]"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2020-09-11 00:00:0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H215]+[.E216]"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2020-09-12 00:00: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46" calcext:value-type="float">
            <text:p>-4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formula="of:=[.H216]+[.E217]"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2020-09-13 00:00:0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table:formula="of:=[.H217]+[.E218]"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2020-09-14 00:00:00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 office:value-type="float" office:value="126" calcext:value-type="float">
            <text:p>126</text:p>
          </table:table-cell>
          <table:table-cell table:formula="of:=[.H218]+[.E219]"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2020-09-15 00:00:0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office:value-type="float" office:value="147" calcext:value-type="float">
            <text:p>147</text:p>
          </table:table-cell>
          <table:table-cell table:formula="of:=[.H219]+[.E220]"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2020-09-16 00:00:0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77" calcext:value-type="float">
            <text:p>-77</text:p>
          </table:table-cell>
          <table:table-cell office:value-type="float" office:value="-17" calcext:value-type="float">
            <text:p>-17</text:p>
          </table:table-cell>
          <table:table-cell office:value-type="float" office:value="104" calcext:value-type="float">
            <text:p>104</text:p>
          </table:table-cell>
          <table:table-cell table:formula="of:=[.H220]+[.E221]"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2020-09-17 00:00:0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formula="of:=[.H221]+[.E222]"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2020-09-18 00:00:0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office:value-type="float" office:value="111" calcext:value-type="float">
            <text:p>111</text:p>
          </table:table-cell>
          <table:table-cell table:formula="of:=[.H222]+[.E223]"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2020-09-19 00:00:0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49" calcext:value-type="float">
            <text:p>49</text:p>
          </table:table-cell>
          <table:table-cell table:formula="of:=[.H223]+[.E224]"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2020-09-20 00:00: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table:formula="of:=[.H224]+[.E225]"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2020-09-21 00:00: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101" calcext:value-type="float">
            <text:p>101</text:p>
          </table:table-cell>
          <table:table-cell table:formula="of:=[.H225]+[.E226]"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2020-09-22 00:00:00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formula="of:=[.H226]+[.E227]"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2020-09-23 00:00:0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103" calcext:value-type="float">
            <text:p>103</text:p>
          </table:table-cell>
          <table:table-cell table:formula="of:=[.H227]+[.E228]"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2020-09-24 00:00:0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65" calcext:value-type="float">
            <text:p>65</text:p>
          </table:table-cell>
          <table:table-cell table:formula="of:=[.H228]+[.E229]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2020-09-25 00:00: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[.H229]+[.E230]"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2020-09-26 00:00:0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table:formula="of:=[.H230]+[.E231]"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2020-09-27 00:00:0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table:formula="of:=[.H231]+[.E232]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2020-09-28 00:00:00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float" office:value="100" calcext:value-type="float">
            <text:p>100</text:p>
          </table:table-cell>
          <table:table-cell table:formula="of:=[.H232]+[.E233]"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2020-09-29 00:00:0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formula="of:=[.H233]+[.E234]"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2020-09-30 00:00:0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H234]+[.E235]"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2020-10-01 00:00: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table:formula="of:=[.H235]+[.E236]"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2020-10-02 00:00:0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[.H236]+[.E237]"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2020-10-03 00:00:0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formula="of:=[.H237]+[.E238]"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2020-10-04 00:00:0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H238]+[.E239]"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2020-10-05 00:00:00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117" calcext:value-type="float">
            <text:p>117</text:p>
          </table:table-cell>
          <table:table-cell table:formula="of:=[.H239]+[.E240]"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2020-10-06 00:00:0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table:formula="of:=[.H240]+[.E241]"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2020-10-07 00:00:0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113" calcext:value-type="float">
            <text:p>113</text:p>
          </table:table-cell>
          <table:table-cell table:formula="of:=[.H241]+[.E242]" office:value-type="float" office:value="1288" calcext:value-type="float">
            <text:p>1288</text:p>
          </table:table-cell>
        </table:table-row>
        <table:table-row table:style-name="ro1">
          <table:table-cell office:value-type="string" calcext:value-type="string">
            <text:p>2020-10-08 00:00:00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[.H242]+[.E243]"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2020-10-09 00:00:00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formula="of:=[.H243]+[.E244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2020-10-10 00:00:0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table:formula="of:=[.H244]+[.E245]"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2020-10-11 00:00: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formula="of:=[.H245]+[.E246]" office:value-type="float" office:value="1463" calcext:value-type="float">
            <text:p>1463</text:p>
          </table:table-cell>
        </table:table-row>
        <table:table-row table:style-name="ro1">
          <table:table-cell office:value-type="string" calcext:value-type="string">
            <text:p>2020-10-12 00:00:00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formula="of:=[.H246]+[.E247]"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2020-10-13 00:00:0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113" calcext:value-type="float">
            <text:p>113</text:p>
          </table:table-cell>
          <table:table-cell table:formula="of:=[.H247]+[.E248]" office:value-type="float" office:value="1530" calcext:value-type="float">
            <text:p>1530</text:p>
          </table:table-cell>
        </table:table-row>
        <table:table-row table:style-name="ro1">
          <table:table-cell office:value-type="string" calcext:value-type="string">
            <text:p>2020-10-14 00:00: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-18" calcext:value-type="float">
            <text:p>-18</text:p>
          </table:table-cell>
          <table:table-cell office:value-type="float" office:value="118" calcext:value-type="float">
            <text:p>118</text:p>
          </table:table-cell>
          <table:table-cell table:formula="of:=[.H248]+[.E249]"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2020-10-15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1" calcext:value-type="float">
            <text:p>-121</text:p>
          </table:table-cell>
          <table:table-cell office:value-type="float" office:value="-13" calcext:value-type="float">
            <text:p>-13</text:p>
          </table:table-cell>
          <table:table-cell office:value-type="float" office:value="121" calcext:value-type="float">
            <text:p>121</text:p>
          </table:table-cell>
          <table:table-cell table:formula="of:=[.H249]+[.E250]"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2020-10-16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9" calcext:value-type="float">
            <text:p>-99</text:p>
          </table:table-cell>
          <table:table-cell office:value-type="float" office:value="-12" calcext:value-type="float">
            <text:p>-12</text:p>
          </table:table-cell>
          <table:table-cell office:value-type="float" office:value="99" calcext:value-type="float">
            <text:p>99</text:p>
          </table:table-cell>
          <table:table-cell table:formula="of:=[.H250]+[.E251]" office:value-type="float" office:value="1223" calcext:value-type="float">
            <text:p>1223</text:p>
          </table:table-cell>
        </table:table-row>
        <table:table-row table:style-name="ro1">
          <table:table-cell office:value-type="string" calcext:value-type="string">
            <text:p>2020-10-17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  <table:table-cell table:formula="of:=[.H251]+[.E252]" office:value-type="float" office:value="1171" calcext:value-type="float">
            <text:p>1171</text:p>
          </table:table-cell>
        </table:table-row>
        <table:table-row table:style-name="ro1">
          <table:table-cell office:value-type="string" calcext:value-type="string">
            <text:p>2020-10-18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3" calcext:value-type="float">
            <text:p>-43</text:p>
          </table:table-cell>
          <table:table-cell office:value-type="float" office:value="-16" calcext:value-type="float">
            <text:p>-16</text:p>
          </table:table-cell>
          <table:table-cell office:value-type="float" office:value="43" calcext:value-type="float">
            <text:p>43</text:p>
          </table:table-cell>
          <table:table-cell table:formula="of:=[.H252]+[.E253]"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2020-10-19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6" calcext:value-type="float">
            <text:p>-116</text:p>
          </table:table-cell>
          <table:table-cell office:value-type="float" office:value="-12" calcext:value-type="float">
            <text:p>-12</text:p>
          </table:table-cell>
          <table:table-cell office:value-type="float" office:value="116" calcext:value-type="float">
            <text:p>116</text:p>
          </table:table-cell>
          <table:table-cell table:formula="of:=[.H253]+[.E254]"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2020-10-20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9" calcext:value-type="float">
            <text:p>-109</text:p>
          </table:table-cell>
          <table:table-cell office:value-type="float" office:value="-17" calcext:value-type="float">
            <text:p>-17</text:p>
          </table:table-cell>
          <table:table-cell office:value-type="float" office:value="109" calcext:value-type="float">
            <text:p>109</text:p>
          </table:table-cell>
          <table:table-cell table:formula="of:=[.H254]+[.E255]"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2020-10-21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float" office:value="-15" calcext:value-type="float">
            <text:p>-15</text:p>
          </table:table-cell>
          <table:table-cell office:value-type="float" office:value="115" calcext:value-type="float">
            <text:p>115</text:p>
          </table:table-cell>
          <table:table-cell table:formula="of:=[.H255]+[.E256]"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2020-10-22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1" calcext:value-type="float">
            <text:p>-131</text:p>
          </table:table-cell>
          <table:table-cell office:value-type="float" office:value="-17" calcext:value-type="float">
            <text:p>-17</text:p>
          </table:table-cell>
          <table:table-cell office:value-type="float" office:value="131" calcext:value-type="float">
            <text:p>131</text:p>
          </table:table-cell>
          <table:table-cell table:formula="of:=[.H256]+[.E257]"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2020-10-23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2" calcext:value-type="float">
            <text:p>-162</text:p>
          </table:table-cell>
          <table:table-cell office:value-type="float" office:value="-19" calcext:value-type="float">
            <text:p>-19</text:p>
          </table:table-cell>
          <table:table-cell office:value-type="float" office:value="162" calcext:value-type="float">
            <text:p>162</text:p>
          </table:table-cell>
          <table:table-cell table:formula="of:=[.H257]+[.E258]"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2020-10-24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-9" calcext:value-type="float">
            <text:p>-9</text:p>
          </table:table-cell>
          <table:table-cell office:value-type="float" office:value="80" calcext:value-type="float">
            <text:p>80</text:p>
          </table:table-cell>
          <table:table-cell table:formula="of:=[.H258]+[.E259]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2020-10-25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office:value-type="float" office:value="-13" calcext:value-type="float">
            <text:p>-13</text:p>
          </table:table-cell>
          <table:table-cell office:value-type="float" office:value="63" calcext:value-type="float">
            <text:p>63</text:p>
          </table:table-cell>
          <table:table-cell table:formula="of:=[.H259]+[.E260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020-10-26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74" calcext:value-type="float">
            <text:p>-174</text:p>
          </table:table-cell>
          <table:table-cell office:value-type="float" office:value="-24" calcext:value-type="float">
            <text:p>-24</text:p>
          </table:table-cell>
          <table:table-cell office:value-type="float" office:value="174" calcext:value-type="float">
            <text:p>174</text:p>
          </table:table-cell>
          <table:table-cell table:formula="of:=[.H260]+[.E261]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20-10-27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5" calcext:value-type="float">
            <text:p>-145</text:p>
          </table:table-cell>
          <table:table-cell office:value-type="float" office:value="-9" calcext:value-type="float">
            <text:p>-9</text:p>
          </table:table-cell>
          <table:table-cell office:value-type="float" office:value="145" calcext:value-type="float">
            <text:p>145</text:p>
          </table:table-cell>
          <table:table-cell table:formula="of:=[.H261]+[.E262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20-10-28 00:00: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H262]+[.E26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2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63]+[.E26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10-30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64]+[.E26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6T17:57:39.705946047</dc:date>
    <meta:editing-duration>PT3M40S</meta:editing-duration>
    <meta:editing-cycles>1</meta:editing-cycles>
    <meta:generator>LibreOffice/6.4.6.2$Linux_X86_64 LibreOffice_project/40$Build-2</meta:generator>
    <meta:document-statistic meta:table-count="1" meta:cell-count="2120" meta:object-count="0"/>
  </office:meta>
</office:document-meta>
</file>